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use-window-font-color="true" loext:opacity="0%" style:font-name="DejaVu Sans Condensed" fo:font-size="11pt" fo:font-weight="bold" officeooo:rsid="004ac51b" officeooo:paragraph-rsid="004ac51b" style:font-size-asian="11pt" style:font-weight-asian="bold" style:font-size-complex="11pt" style:font-weight-complex="bold"/>
    </style:style>
    <style:style style:name="P2" style:family="paragraph" style:parent-style-name="Standard">
      <style:text-properties style:use-window-font-color="true" loext:opacity="0%" style:font-name="DejaVu Sans Condensed" fo:font-size="11pt" fo:font-weight="bold" officeooo:rsid="00472eb2" officeooo:paragraph-rsid="00472eb2" style:font-size-asian="11pt" style:font-weight-asian="bold" style:font-size-complex="11pt" style:font-weight-complex="bold"/>
    </style:style>
    <style:style style:name="P3" style:family="paragraph" style:parent-style-name="Standard">
      <style:text-properties style:use-window-font-color="true" loext:opacity="0%" style:font-name="DejaVu Sans Condensed" fo:font-size="11pt" fo:font-weight="normal" officeooo:rsid="004ac51b" officeooo:paragraph-rsid="004ac51b" style:font-size-asian="11pt" style:font-weight-asian="normal" style:font-size-complex="11pt" style:font-weight-complex="normal"/>
    </style:style>
    <style:style style:name="P4" style:family="paragraph" style:parent-style-name="Standard">
      <style:text-properties fo:color="#55308d" loext:opacity="100%" style:font-name="DejaVu Sans Condensed" fo:font-size="11pt" fo:font-weight="bold" officeooo:rsid="00472eb2" officeooo:paragraph-rsid="00472eb2" style:font-size-asian="11pt" style:font-weight-asian="bold" style:font-size-complex="11pt" style:font-weight-complex="bold"/>
    </style:style>
    <style:style style:name="P5" style:family="paragraph" style:parent-style-name="Standard">
      <style:text-properties style:use-window-font-color="true" loext:opacity="0%" style:font-name="DejaVu Sans Condensed" fo:font-size="11pt" fo:font-weight="normal" officeooo:rsid="00472eb2" officeooo:paragraph-rsid="00472eb2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55308d" loext:opacity="100%" style:font-name="DejaVu Sans Condensed" fo:font-size="11pt" fo:font-weight="bold" officeooo:rsid="00259d6d" officeooo:paragraph-rsid="00259d6d" style:font-size-asian="11pt" style:font-weight-asian="bold" style:font-size-complex="11pt" style:font-weight-complex="bold"/>
    </style:style>
    <style:style style:name="P7" style:family="paragraph" style:parent-style-name="Standard">
      <style:text-properties style:use-window-font-color="true" loext:opacity="0%" style:font-name="DejaVu Sans Condensed" fo:font-size="11pt" fo:font-weight="bold" officeooo:rsid="00259d6d" officeooo:paragraph-rsid="00259d6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DejaVu Sans Condensed" fo:font-size="11pt" officeooo:rsid="001d1227" style:font-size-asian="11pt" style:font-size-complex="11pt"/>
    </style:style>
    <style:style style:name="P9" style:family="paragraph" style:parent-style-name="Standard">
      <style:text-properties style:font-name="DejaVu Sans Condensed" fo:font-size="11pt" officeooo:rsid="001d9afb" officeooo:paragraph-rsid="00259d6d" style:font-size-asian="11pt" style:font-size-complex="11pt"/>
    </style:style>
    <style:style style:name="P10" style:family="paragraph" style:parent-style-name="Standard">
      <style:text-properties style:font-name="DejaVu Sans Condensed" fo:font-size="11pt" officeooo:rsid="00379505" officeooo:paragraph-rsid="00379505" style:font-size-asian="11pt" style:font-size-complex="11pt"/>
    </style:style>
    <style:style style:name="P11" style:family="paragraph" style:parent-style-name="Standard">
      <style:text-properties style:font-name="DejaVu Sans Condensed" fo:font-size="11pt" officeooo:rsid="00379505" officeooo:paragraph-rsid="003b38ec" style:font-size-asian="11pt" style:font-size-complex="11pt"/>
    </style:style>
    <style:style style:name="P12" style:family="paragraph" style:parent-style-name="Standard">
      <style:text-properties style:font-name="DejaVu Sans Condensed" fo:font-size="11pt" officeooo:rsid="003b38ec" officeooo:paragraph-rsid="003b38ec" style:font-size-asian="11pt" style:font-size-complex="11pt"/>
    </style:style>
    <style:style style:name="P13" style:family="paragraph" style:parent-style-name="Standard">
      <style:text-properties style:font-name="DejaVu Sans Condensed" fo:font-size="11pt" officeooo:rsid="003ce644" officeooo:paragraph-rsid="003ce644" style:font-size-asian="11pt" style:font-size-complex="11pt"/>
    </style:style>
    <style:style style:name="P14" style:family="paragraph" style:parent-style-name="Standard">
      <style:text-properties style:font-name="DejaVu Sans Condensed" fo:font-size="11pt" fo:font-weight="bold" officeooo:rsid="003fc18d" officeooo:paragraph-rsid="003fc18d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DejaVu Sans Condensed" fo:font-size="11pt" officeooo:rsid="003fc18d" officeooo:paragraph-rsid="003fc18d" style:font-size-asian="11pt" style:font-size-complex="11pt"/>
    </style:style>
    <style:style style:name="P16" style:family="paragraph" style:parent-style-name="Standard">
      <style:text-properties style:font-name="DejaVu Sans Condensed" fo:font-size="11pt" officeooo:rsid="001d9afb" officeooo:paragraph-rsid="001f5720" style:font-size-asian="11pt" style:font-size-complex="11pt"/>
    </style:style>
    <style:style style:name="P17" style:family="paragraph" style:parent-style-name="Standard">
      <style:text-properties style:font-name="DejaVu Sans Condensed" fo:font-size="11pt" officeooo:rsid="001d9afb" officeooo:paragraph-rsid="001d9afb" style:font-size-asian="11pt" style:font-size-complex="11pt"/>
    </style:style>
    <style:style style:name="P18" style:family="paragraph" style:parent-style-name="Standard">
      <style:text-properties style:font-name="DejaVu Sans Condensed" fo:font-size="11pt" officeooo:rsid="001d9afb" officeooo:paragraph-rsid="002f9844" style:font-size-asian="11pt" style:font-size-complex="11pt"/>
    </style:style>
    <style:style style:name="P19" style:family="paragraph" style:parent-style-name="Standard">
      <style:text-properties style:font-name="DejaVu Sans Condensed" fo:font-size="11pt" officeooo:rsid="001d1227" officeooo:paragraph-rsid="001d9afb" style:font-size-asian="11pt" style:font-size-complex="11pt"/>
    </style:style>
    <style:style style:name="P20" style:family="paragraph" style:parent-style-name="Standard">
      <style:text-properties style:font-name="DejaVu Sans Condensed" fo:font-size="11pt" officeooo:rsid="001d1227" officeooo:paragraph-rsid="00265a77" style:font-size-asian="11pt" style:font-size-complex="11pt"/>
    </style:style>
    <style:style style:name="P21" style:family="paragraph" style:parent-style-name="Standard">
      <style:text-properties style:font-name="DejaVu Sans Condensed" fo:font-size="11pt" officeooo:rsid="0032da15" officeooo:paragraph-rsid="00265a77" style:font-size-asian="11pt" style:font-size-complex="11pt"/>
    </style:style>
    <style:style style:name="P22" style:family="paragraph" style:parent-style-name="Standard">
      <style:text-properties style:font-name="DejaVu Sans Condensed" fo:font-size="11pt" fo:font-weight="bold" officeooo:rsid="00265a77" officeooo:paragraph-rsid="00265a77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DejaVu Sans Condensed" fo:font-size="11pt" officeooo:rsid="00265a77" officeooo:paragraph-rsid="00265a77" style:font-size-asian="11pt" style:font-size-complex="11pt"/>
    </style:style>
    <style:style style:name="P24" style:family="paragraph" style:parent-style-name="Standard">
      <style:text-properties style:font-name="DejaVu Sans Condensed" fo:font-size="11pt" officeooo:rsid="00265a77" officeooo:paragraph-rsid="004e1aa8" style:font-size-asian="11pt" style:font-size-complex="11pt"/>
    </style:style>
    <style:style style:name="P25" style:family="paragraph" style:parent-style-name="Standard">
      <style:text-properties style:font-name="DejaVu Sans Condensed" fo:font-size="11pt" fo:font-weight="bold" officeooo:rsid="0042d30e" officeooo:paragraph-rsid="0042d30e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DejaVu Sans Condensed" fo:font-size="11pt" officeooo:rsid="0042d30e" officeooo:paragraph-rsid="0042d30e" style:font-size-asian="11pt" style:font-size-complex="11pt"/>
    </style:style>
    <style:style style:name="P27" style:family="paragraph" style:parent-style-name="Standard">
      <style:text-properties style:font-name="DejaVu Sans Condensed" fo:font-size="11pt" officeooo:rsid="0044afcd" officeooo:paragraph-rsid="0044afcd" style:font-size-asian="11pt" style:font-size-complex="11pt"/>
    </style:style>
    <style:style style:name="P28" style:family="paragraph" style:parent-style-name="Standard">
      <style:text-properties style:font-name="DejaVu Sans Condensed" fo:font-size="11pt" officeooo:rsid="0045a70d" officeooo:paragraph-rsid="0045a70d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fc18d"/>
    </style:style>
    <style:style style:name="T3" style:family="text">
      <style:text-properties officeooo:rsid="00259d6d"/>
    </style:style>
    <style:style style:name="T4" style:family="text">
      <style:text-properties officeooo:rsid="00265a77"/>
    </style:style>
    <style:style style:name="T5" style:family="text">
      <style:text-properties officeooo:rsid="001f5720"/>
    </style:style>
    <style:style style:name="T6" style:family="text">
      <style:text-properties officeooo:rsid="003dfdfa"/>
    </style:style>
    <style:style style:name="T7" style:family="text">
      <style:text-properties officeooo:rsid="004165fa"/>
    </style:style>
    <style:style style:name="T8" style:family="text">
      <style:text-properties officeooo:rsid="00418b6c"/>
    </style:style>
    <style:style style:name="T9" style:family="text">
      <style:text-properties officeooo:rsid="002a3a3a"/>
    </style:style>
    <style:style style:name="T10" style:family="text">
      <style:text-properties officeooo:rsid="002b6e3a"/>
    </style:style>
    <style:style style:name="T11" style:family="text">
      <style:text-properties officeooo:rsid="002cbca8"/>
    </style:style>
    <style:style style:name="T12" style:family="text">
      <style:text-properties officeooo:rsid="002952fd"/>
    </style:style>
    <style:style style:name="T13" style:family="text">
      <style:text-properties officeooo:rsid="0027e97c"/>
    </style:style>
    <style:style style:name="T14" style:family="text">
      <style:text-properties officeooo:rsid="002f9844"/>
    </style:style>
    <style:style style:name="T15" style:family="text">
      <style:text-properties officeooo:rsid="003145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m de entrada: <text:span text:style-name="T1">Uma imagem com fundo preenchido de uma única cor com a mensagem de bem-vindo</text:span></text:p>
      <text:p text:style-name="P2"/>
      <text:p text:style-name="P1">Instruções iniciais</text:p>
      <text:p text:style-name="P2"/>
      <text:p text:style-name="P3">Explicar função de colar lista</text:p>
      <text:p text:style-name="P2"/>
      <text:p text:style-name="P2">Funções</text:p>
      <text:p text:style-name="P4"/>
      <text:p text:style-name="P5">Cada nova entrada do usuário diversifica a ordem dos produtos</text:p>
      <text:p text:style-name="P6"/>
      <text:p text:style-name="P6"/>
      <text:p text:style-name="P7"><text:span text:style-name="T2">Detalhamento do </text:span>Front-End</text:p>
      <text:p text:style-name="P8"/>
      <text:p text:style-name="P9">//&lt;Faça sua lista de compras&gt;</text:p>
      <text:p text:style-name="P9">&lt;<text:span text:style-name="T3">Barra de pesquisa</text:span><text:span text:style-name="T4"> </text:span><text:span text:style-name="T3">(botão colar texto copiado)</text:span><text:span text:style-name="T5"> </text:span>&gt;//</text:p>
      <text:p text:style-name="P9"/>
      <text:p text:style-name="P9"><text:s/><text:span text:style-name="T5">(Sugestionar </text:span><text:span text:style-name="T3">no</text:span><text:span text:style-name="T4">m</text:span><text:span text:style-name="T3">e do produto; depois, o peso</text:span><text:span text:style-name="T5">; </text:span><text:span text:style-name="T3">depois a quantidade</text:span><text:span text:style-name="T5">)</text:span></text:p>
      <text:p text:style-name="P9"/>
      <text:p text:style-name="P10">Perguntas ao cliente</text:p>
      <text:p text:style-name="P11">Sobre frutas: verde, madura ou bem madura;</text:p>
      <text:p text:style-name="P11">Pimentão: amarelo, verde ou vermelho…</text:p>
      <text:p text:style-name="P12">Macarrão: espaguete, parafuso, cabelo de anjo (espaguete enrrolado), tagliage (fatias finas enroladas), rigatone (tubos), penne(tubo pontudo)’.</text:p>
      <text:p text:style-name="P13">Papel higiênico: quantidade <text:span text:style-name="T6">de rolos</text:span></text:p>
      <text:p text:style-name="P13"/>
      <text:p text:style-name="P14">Página do produto</text:p>
      <text:p text:style-name="P15">&lt;produto com preço e descrições&gt;</text:p>
      <text:p text:style-name="P15">&lt;variedades daquele produto da mesma marca&gt;</text:p>
      <text:p text:style-name="P15"/>
      <text:p text:style-name="P15">&lt;produto equivalente de outras marcas&gt; (se o produto de cima estiver com o sabor “morango” selecionado as outras marcas aparecerão com a mesma variedade <text:span text:style-name="T7">ou, se assim não ficar bom, variedades aleatórias sem repetição </text:span><text:span text:style-name="T8">de sabores</text:span>);</text:p>
      <text:p text:style-name="P12"/>
      <text:p text:style-name="P14">Caso de uso comum</text:p>
      <text:p text:style-name="P15"/>
      <text:p text:style-name="P16">&lt; <text:span text:style-name="T4">mostrar mais baratos primeiros</text:span>&gt;</text:p>
      <text:p text:style-name="P17">&lt; <text:span text:style-name="T9">Você quer somente </text:span><text:span text:style-name="T4">os</text:span> <text:span text:style-name="T9">mais </text:span>baratos? <text:span text:style-name="T4">(sim)(não)</text:span>&gt;: <text:span text:style-name="T10">dá enter na pesquisa e seleciona o mais barato automaticamente.</text:span></text:p>
      <text:p text:style-name="P17"/>
      <text:p text:style-name="P17">&lt;trocar produto&gt;: <text:span text:style-name="T10">exibe a lista de produtos em ordem de preço, </text:span><text:span text:style-name="T11">mostrando a partir daquele escolhido pelo cliente.</text:span></text:p>
      <text:p text:style-name="P17">&lt;<text:span text:style-name="T12">retirar produto</text:span>&gt;: <text:span text:style-name="T12">retira o item da lista, risca o nome e o passa para o final da lista</text:span></text:p>
      <text:p text:style-name="P17">&lt;Cadastrar endereço&gt;:</text:p>
      <text:p text:style-name="P18">&lt;<text:span text:style-name="T13">Forma de pagamento</text:span>&gt;:</text:p>
      <text:p text:style-name="P18">&lt;<text:span text:style-name="T14">Quando você pode receber compra?</text:span>&gt;<text:span text:style-name="T14">+&lt;botão de horário&gt;</text:span></text:p>
      <text:p text:style-name="P19"/>
      <text:p text:style-name="P20">&lt;Botão falar com atendente <text:span text:style-name="T15">ou chat</text:span>&gt;</text:p>
      <text:p text:style-name="P21"/>
      <text:p text:style-name="P22">Parte do entregador</text:p>
      <text:p text:style-name="P22"/>
      <text:p text:style-name="P23">&lt;link para a parte do entregador&gt;</text:p>
      <text:p text:style-name="P23"/>
      <text:p text:style-name="P24"><text:s/>&lt; nome do endereço cortado&gt; &lt;Botão entregue&gt; =&gt; &lt; nome do endereço cortado&gt;</text:p>
      <text:p text:style-name="P23"/>
      <text:p text:style-name="P23">&lt; Anotar aviso ou imprevisto &gt;</text:p>
      <text:p text:style-name="P17"><text:soft-page-break/></text:p>
      <text:p text:style-name="P25">Parte da administração</text:p>
      <text:p text:style-name="P26"/>
      <text:p text:style-name="P27">Editar as quantidades de produtos do estoque</text:p>
      <text:p text:style-name="P28"/>
      <text:p text:style-name="P28">Histórico de mudanç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1:47:08.153000000</meta:creation-date>
    <dc:date>2025-02-26T17:44:43.692000000</dc:date>
    <meta:editing-duration>PT3H29M51S</meta:editing-duration>
    <meta:editing-cycles>40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34" meta:word-count="269" meta:character-count="1720" meta:non-whitespace-character-count="1483"/>
  </office:meta>
</office:document-meta>
</file>